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7pt" style:language-asian="none" style:country-asian="none" style:font-style-asian="normal" style:font-weight-asian="normal" style:font-name-complex="Courier New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5" table:default-cell-style-name="ce4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olynomial</text:p>
          </table:table-cell>
          <table:table-cell office:value-type="string" calcext:value-type="string">
            <text:p>Performance</text:p>
          </table:table-cell>
          <table:table-cell/>
          <table:table-cell office:value-type="string" calcext:value-type="string">
            <text:p>Minimal</text:p>
          </table:table-cell>
          <table:table-cell/>
          <table:table-cell office:value-type="string" calcext:value-type="string">
            <text:p>NTRU_mu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c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R5ND_1KEM_0c</text:p>
          </table:table-cell>
          <table:table-cell office:value-type="float" office:value="618" calcext:value-type="float">
            <text:p>618</text:p>
          </table:table-cell>
          <table:table-cell table:formula="of:=2+2*([.B3]+1+[.B3]-2)" office:value-type="float" office:value="2472" calcext:value-type="float">
            <text:p>2472</text:p>
          </table:table-cell>
          <table:table-cell table:formula="of:=[.G3]+[.B3]+5" office:value-type="float" office:value="1245" calcext:value-type="float">
            <text:p>1245</text:p>
          </table:table-cell>
          <table:table-cell table:formula="of:=2*[.B3]+2*(3+([.B3]+1)*([.B3]+1)+[.B3])" office:value-type="float" office:value="768800" calcext:value-type="float">
            <text:p>768800</text:p>
          </table:table-cell>
          <table:table-cell table:formula="of:=([.B3]+1)*([.B3]+1)+3+2*[.B3]+5" office:value-type="float" office:value="384405" calcext:value-type="float">
            <text:p>384405</text:p>
          </table:table-cell>
          <table:table-cell table:formula="of:=([.B3]+1)/([.B3]+1)*([.B3]+1)+3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R5ND_3KEM_0c</text:p>
          </table:table-cell>
          <table:table-cell office:value-type="float" office:value="786" calcext:value-type="float">
            <text:p>786</text:p>
          </table:table-cell>
          <table:table-cell table:formula="of:=2+2*([.B4]+1+[.B4]-2)" office:value-type="float" office:value="3144" calcext:value-type="float">
            <text:p>3144</text:p>
          </table:table-cell>
          <table:table-cell table:formula="of:=[.G4]+[.B4]+5" office:value-type="float" office:value="1581" calcext:value-type="float">
            <text:p>1581</text:p>
          </table:table-cell>
          <table:table-cell table:formula="of:=2*[.B4]+2*(3+([.B4]+1)*([.B4]+1)+[.B4])" office:value-type="float" office:value="1241888" calcext:value-type="float">
            <text:p>1241888</text:p>
          </table:table-cell>
          <table:table-cell table:formula="of:=([.B4]+1)*([.B4]+1)+3+2*[.B4]+5" office:value-type="float" office:value="620949" calcext:value-type="float">
            <text:p>620949</text:p>
          </table:table-cell>
          <table:table-cell table:formula="of:=([.B4]+1)/([.B4]+1)*([.B4]+1)+3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R5ND_5KEM_0c</text:p>
          </table:table-cell>
          <table:table-cell office:value-type="float" office:value="1018" calcext:value-type="float">
            <text:p>1018</text:p>
          </table:table-cell>
          <table:table-cell table:formula="of:=2+2*([.B5]+1+[.B5]-2)" office:value-type="float" office:value="4072" calcext:value-type="float">
            <text:p>4072</text:p>
          </table:table-cell>
          <table:table-cell table:formula="of:=[.G5]+[.B5]+5" office:value-type="float" office:value="2045" calcext:value-type="float">
            <text:p>2045</text:p>
          </table:table-cell>
          <table:table-cell table:formula="of:=2*[.B5]+2*(3+([.B5]+1)*([.B5]+1)+[.B5])" office:value-type="float" office:value="2080800" calcext:value-type="float">
            <text:p>2080800</text:p>
          </table:table-cell>
          <table:table-cell table:formula="of:=([.B5]+1)*([.B5]+1)+3+2*[.B5]+5" office:value-type="float" office:value="1040405" calcext:value-type="float">
            <text:p>1040405</text:p>
          </table:table-cell>
          <table:table-cell table:formula="of:=([.B5]+1)/([.B5]+1)*([.B5]+1)+3"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R5ND_1PKE_0c</text:p>
          </table:table-cell>
          <table:table-cell office:value-type="float" office:value="586" calcext:value-type="float">
            <text:p>586</text:p>
          </table:table-cell>
          <table:table-cell table:formula="of:=2+2*([.B6]+1+[.B6]-2)" office:value-type="float" office:value="2344" calcext:value-type="float">
            <text:p>2344</text:p>
          </table:table-cell>
          <table:table-cell table:formula="of:=[.G6]+[.B6]+5" office:value-type="float" office:value="1181" calcext:value-type="float">
            <text:p>1181</text:p>
          </table:table-cell>
          <table:table-cell table:formula="of:=2*[.B6]+2*(3+([.B6]+1)*([.B6]+1)+[.B6])" office:value-type="float" office:value="691488" calcext:value-type="float">
            <text:p>691488</text:p>
          </table:table-cell>
          <table:table-cell table:formula="of:=([.B6]+1)*([.B6]+1)+3+2*[.B6]+5" office:value-type="float" office:value="345749" calcext:value-type="float">
            <text:p>345749</text:p>
          </table:table-cell>
          <table:table-cell table:formula="of:=([.B6]+1)/([.B6]+1)*([.B6]+1)+3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R5ND_3PKE_0c</text:p>
          </table:table-cell>
          <table:table-cell office:value-type="float" office:value="852" calcext:value-type="float">
            <text:p>852</text:p>
          </table:table-cell>
          <table:table-cell table:formula="of:=2+2*([.B7]+1+[.B7]-2)" office:value-type="float" office:value="3408" calcext:value-type="float">
            <text:p>3408</text:p>
          </table:table-cell>
          <table:table-cell table:formula="of:=[.G7]+[.B7]+5" office:value-type="float" office:value="1713" calcext:value-type="float">
            <text:p>1713</text:p>
          </table:table-cell>
          <table:table-cell table:formula="of:=2*[.B7]+2*(3+([.B7]+1)*([.B7]+1)+[.B7])" office:value-type="float" office:value="1458632" calcext:value-type="float">
            <text:p>1458632</text:p>
          </table:table-cell>
          <table:table-cell table:formula="of:=([.B7]+1)*([.B7]+1)+3+2*[.B7]+5" office:value-type="float" office:value="729321" calcext:value-type="float">
            <text:p>729321</text:p>
          </table:table-cell>
          <table:table-cell table:formula="of:=([.B7]+1)/([.B7]+1)*([.B7]+1)+3"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R5ND_5PKE_0c</text:p>
          </table:table-cell>
          <table:table-cell office:value-type="float" office:value="1170" calcext:value-type="float">
            <text:p>1170</text:p>
          </table:table-cell>
          <table:table-cell table:formula="of:=2+2*([.B8]+1+[.B8]-2)" office:value-type="float" office:value="4680" calcext:value-type="float">
            <text:p>4680</text:p>
          </table:table-cell>
          <table:table-cell table:formula="of:=[.G8]+[.B8]+5" office:value-type="float" office:value="2349" calcext:value-type="float">
            <text:p>2349</text:p>
          </table:table-cell>
          <table:table-cell table:formula="of:=2*[.B8]+2*(3+([.B8]+1)*([.B8]+1)+[.B8])" office:value-type="float" office:value="2747168" calcext:value-type="float">
            <text:p>2747168</text:p>
          </table:table-cell>
          <table:table-cell table:formula="of:=([.B8]+1)*([.B8]+1)+3+2*[.B8]+5" office:value-type="float" office:value="1373589" calcext:value-type="float">
            <text:p>1373589</text:p>
          </table:table-cell>
          <table:table-cell table:formula="of:=([.B8]+1)/([.B8]+1)*([.B8]+1)+3"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R5ND_1KEM_5c</text:p>
          </table:table-cell>
          <table:table-cell office:value-type="float" office:value="490" calcext:value-type="float">
            <text:p>490</text:p>
          </table:table-cell>
          <table:table-cell table:formula="of:=2+2*([.B9]+1+[.B9]-2)" office:value-type="float" office:value="1960" calcext:value-type="float">
            <text:p>1960</text:p>
          </table:table-cell>
          <table:table-cell table:formula="of:=[.G9]+[.B9]+5" office:value-type="float" office:value="989" calcext:value-type="float">
            <text:p>989</text:p>
          </table:table-cell>
          <table:table-cell table:formula="of:=2*[.B9]+2*(3+([.B9]+1)*([.B9]+1)+[.B9])" office:value-type="float" office:value="484128" calcext:value-type="float">
            <text:p>484128</text:p>
          </table:table-cell>
          <table:table-cell table:formula="of:=([.B9]+1)*([.B9]+1)+3+2*[.B9]+5" office:value-type="float" office:value="242069" calcext:value-type="float">
            <text:p>242069</text:p>
          </table:table-cell>
          <table:table-cell table:formula="of:=([.B9]+1)/([.B9]+1)*([.B9]+1)+3"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R5ND_3KEM_5c</text:p>
          </table:table-cell>
          <table:table-cell office:value-type="float" office:value="756" calcext:value-type="float">
            <text:p>756</text:p>
          </table:table-cell>
          <table:table-cell table:formula="of:=2+2*([.B10]+1+[.B10]-2)" office:value-type="float" office:value="3024" calcext:value-type="float">
            <text:p>3024</text:p>
          </table:table-cell>
          <table:table-cell table:formula="of:=[.G10]+[.B10]+5" office:value-type="float" office:value="1521" calcext:value-type="float">
            <text:p>1521</text:p>
          </table:table-cell>
          <table:table-cell table:formula="of:=2*[.B10]+2*(3+([.B10]+1)*([.B10]+1)+[.B10])" office:value-type="float" office:value="1149128" calcext:value-type="float">
            <text:p>1149128</text:p>
          </table:table-cell>
          <table:table-cell table:formula="of:=([.B10]+1)*([.B10]+1)+3+2*[.B10]+5" office:value-type="float" office:value="574569" calcext:value-type="float">
            <text:p>574569</text:p>
          </table:table-cell>
          <table:table-cell table:formula="of:=([.B10]+1)/([.B10]+1)*([.B10]+1)+3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R5ND_5KEM_5c</text:p>
          </table:table-cell>
          <table:table-cell office:value-type="float" office:value="940" calcext:value-type="float">
            <text:p>940</text:p>
          </table:table-cell>
          <table:table-cell table:formula="of:=2+2*([.B11]+1+[.B11]-2)" office:value-type="float" office:value="3760" calcext:value-type="float">
            <text:p>3760</text:p>
          </table:table-cell>
          <table:table-cell table:formula="of:=[.G11]+[.B11]+5" office:value-type="float" office:value="1889" calcext:value-type="float">
            <text:p>1889</text:p>
          </table:table-cell>
          <table:table-cell table:formula="of:=2*[.B11]+2*(3+([.B11]+1)*([.B11]+1)+[.B11])" office:value-type="float" office:value="1774728" calcext:value-type="float">
            <text:p>1774728</text:p>
          </table:table-cell>
          <table:table-cell table:formula="of:=([.B11]+1)*([.B11]+1)+3+2*[.B11]+5" office:value-type="float" office:value="887369" calcext:value-type="float">
            <text:p>887369</text:p>
          </table:table-cell>
          <table:table-cell table:formula="of:=([.B11]+1)/([.B11]+1)*([.B11]+1)+3"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R5ND_1PKE_5c</text:p>
          </table:table-cell>
          <table:table-cell office:value-type="float" office:value="508" calcext:value-type="float">
            <text:p>508</text:p>
          </table:table-cell>
          <table:table-cell table:formula="of:=2+2*([.B12]+1+[.B12]-2)" office:value-type="float" office:value="2032" calcext:value-type="float">
            <text:p>2032</text:p>
          </table:table-cell>
          <table:table-cell table:formula="of:=[.G12]+[.B12]+5" office:value-type="float" office:value="1025" calcext:value-type="float">
            <text:p>1025</text:p>
          </table:table-cell>
          <table:table-cell table:formula="of:=2*[.B12]+2*(3+([.B12]+1)*([.B12]+1)+[.B12])" office:value-type="float" office:value="520200" calcext:value-type="float">
            <text:p>520200</text:p>
          </table:table-cell>
          <table:table-cell table:formula="of:=([.B12]+1)*([.B12]+1)+3+2*[.B12]+5" office:value-type="float" office:value="260105" calcext:value-type="float">
            <text:p>260105</text:p>
          </table:table-cell>
          <table:table-cell table:formula="of:=([.B12]+1)/([.B12]+1)*([.B12]+1)+3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R5ND_3PKE_5c</text:p>
          </table:table-cell>
          <table:table-cell office:value-type="float" office:value="756" calcext:value-type="float">
            <text:p>756</text:p>
          </table:table-cell>
          <table:table-cell table:formula="of:=2+2*([.B13]+1+[.B13]-2)" office:value-type="float" office:value="3024" calcext:value-type="float">
            <text:p>3024</text:p>
          </table:table-cell>
          <table:table-cell table:formula="of:=[.G13]+[.B13]+5" office:value-type="float" office:value="1521" calcext:value-type="float">
            <text:p>1521</text:p>
          </table:table-cell>
          <table:table-cell table:formula="of:=2*[.B13]+2*(3+([.B13]+1)*([.B13]+1)+[.B13])" office:value-type="float" office:value="1149128" calcext:value-type="float">
            <text:p>1149128</text:p>
          </table:table-cell>
          <table:table-cell table:formula="of:=([.B13]+1)*([.B13]+1)+3+2*[.B13]+5" office:value-type="float" office:value="574569" calcext:value-type="float">
            <text:p>574569</text:p>
          </table:table-cell>
          <table:table-cell table:formula="of:=([.B13]+1)/([.B13]+1)*([.B13]+1)+3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R5ND_5PKE_5c</text:p>
          </table:table-cell>
          <table:table-cell office:value-type="float" office:value="940" calcext:value-type="float">
            <text:p>940</text:p>
          </table:table-cell>
          <table:table-cell table:formula="of:=2+2*([.B14]+1+[.B14]-2)" office:value-type="float" office:value="3760" calcext:value-type="float">
            <text:p>3760</text:p>
          </table:table-cell>
          <table:table-cell table:formula="of:=[.G14]+[.B14]+5" office:value-type="float" office:value="1889" calcext:value-type="float">
            <text:p>1889</text:p>
          </table:table-cell>
          <table:table-cell table:formula="of:=2*[.B14]+2*(3+([.B14]+1)*([.B14]+1)+[.B14])" office:value-type="float" office:value="1774728" calcext:value-type="float">
            <text:p>1774728</text:p>
          </table:table-cell>
          <table:table-cell table:formula="of:=([.B14]+1)*([.B14]+1)+3+2*[.B14]+5" office:value-type="float" office:value="887369" calcext:value-type="float">
            <text:p>887369</text:p>
          </table:table-cell>
          <table:table-cell table:formula="of:=([.B14]+1)/([.B14]+1)*([.B14]+1)+3" office:value-type="float" office:value="944" calcext:value-type="float">
            <text:p>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22:08:16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18:55.063000000</meta:creation-date>
    <dc:date>2019-03-25T05:18:20.657000000</dc:date>
    <meta:editing-duration>PT22H30M32S</meta:editing-duration>
    <meta:editing-cycles>4</meta:editing-cycles>
    <meta:generator>LibreOffice/6.2.1.2$Windows_X86_64 LibreOffice_project/7bcb35dc3024a62dea0caee87020152d1ee96e71</meta:generator>
    <meta:document-statistic meta:table-count="1" meta:cell-count="93" meta:object-count="0"/>
  </office:meta>
</office:document-meta>
</file>